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646" officeooo:paragraph-rsid="000bb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tudentss(id int not null auto_increment,name varchar(45) not null,class int not null,email_id varchar(65)</text:p>
      <text:p text:style-name="P1"><text:s/>not null,primary key(id));</text:p>
      <text:p text:style-name="P1">Query OK, 0 rows affected (0.23 sec)</text:p>
      <text:p text:style-name="P1"/>
      <text:p text:style-name="P1">mysql&gt; insert into studentss(name,class,email_id)values('Stephen',6,'stephen@gmail.com'),</text:p>
      <text:p text:style-name="P1"><text:s text:c="4"/>-&gt; ('Bob',7,'bob@gmail.com'),</text:p>
      <text:p text:style-name="P1"><text:s text:c="4"/>-&gt; ('Steven',8,'steven@gmail.com'),</text:p>
      <text:p text:style-name="P1"><text:s text:c="4"/>-&gt; ('Alexander',7,'alexander@gmail.com');</text:p>
      <text:p text:style-name="P1">Query OK, 4 rows affected (0.04 sec)</text:p>
      <text:p text:style-name="P1">Records: 4 <text:s/>Duplicates: 0 <text:s/>Warnings: 0</text:p>
      <text:p text:style-name="P1"/>
      <text:p text:style-name="P1">mysql&gt; create table student_log(user varchar(45) not null,descriptions varchar(65) not null);</text:p>
      <text:p text:style-name="P1">Query OK, 0 rows affected (0.27 sec)</text:p>
      <text:p text:style-name="P1"/>
      <text:p text:style-name="P1">mysql&gt; select * from studentss;</text:p>
      <text:p text:style-name="P1">+----+-----------+-------+---------------------+</text:p>
      <text:p text:style-name="P1">| id | name <text:s text:c="5"/>| class | email_id <text:s text:c="11"/>|</text:p>
      <text:p text:style-name="P1">+----+-----------+-------+---------------------+</text:p>
      <text:p text:style-name="P1">| <text:s/>1 | Stephen <text:s text:c="2"/>| <text:s text:c="4"/>6 | stephen@gmail.com <text:s text:c="2"/>|</text:p>
      <text:p text:style-name="P1">| <text:s/>2 | Bob <text:s text:c="6"/>| <text:s text:c="4"/>7 | bob@gmail.com <text:s text:c="6"/>|</text:p>
      <text:p text:style-name="P1">| <text:s/>3 | Steven <text:s text:c="3"/>| <text:s text:c="4"/>8 | steven@gmail.com <text:s text:c="3"/>|</text:p>
      <text:p text:style-name="P1">| <text:s/>4 | Alexander | <text:s text:c="4"/>7 | alexander@gmail.com |</text:p>
      <text:p text:style-name="P1">+----+-----------+-------+---------------------+</text:p>
      <text:p text:style-name="P1">4 rows in set (0.00 sec)</text:p>
      <text:p text:style-name="P1"/>
      <text:p text:style-name="P1">mysql&gt; delimiter //</text:p>
      <text:p text:style-name="P1">mysql&gt; create trigger after_update_stdnts</text:p>
      <text:p text:style-name="P1"><text:s text:c="4"/>-&gt; after update</text:p>
      <text:p text:style-name="P1"><text:s text:c="4"/>-&gt; on studentss</text:p>
      <text:p text:style-name="P1"><text:s text:c="4"/>-&gt; for each row</text:p>
      <text:p text:style-name="P1"><text:s text:c="4"/>-&gt; begin</text:p>
      <text:p text:style-name="P1"><text:s text:c="4"/>-&gt; insert into student_log values(user(),</text:p>
      <text:p text:style-name="P1"><text:s text:c="4"/>-&gt; concat('Update Student Record',OLD.name,'Previous Class:',</text:p>
      <text:p text:style-name="P1"><text:s text:c="4"/>-&gt; OLD.class,'Present Class',NEW.class));</text:p>
      <text:p text:style-name="P1"><text:s text:c="4"/>-&gt; end //</text:p>
      <text:p text:style-name="P1">Query OK, 0 rows affected (0.17 sec)</text:p>
      <text:p text:style-name="P1"/>
      <text:p text:style-name="P1">mysql&gt; select * from student_log;</text:p>
      <text:p text:style-name="P1">Empty set (0.00 sec)</text:p>
      <text:p text:style-name="P1"/>
      <text:p text:style-name="P1">mysql&gt; update studentss set class=class+1;</text:p>
      <text:p text:style-name="P1">Query OK, 4 rows affected (0.10 sec)</text:p>
      <text:p text:style-name="P1">Rows matched: 4 <text:s/>Changed: 4 <text:s/>Warnings: 0</text:p>
      <text:p text:style-name="P1"/>
      <text:p text:style-name="P1">mysql&gt; select * from student_log;</text:p>
      <text:p text:style-name="P1">+----------------+--------------------------------------------------------------+</text:p>
      <text:p text:style-name="P1">| user <text:s text:c="10"/>| descriptions <text:s text:c="48"/>|</text:p>
      <text:p text:style-name="P1">+----------------+--------------------------------------------------------------+</text:p>
      <text:p text:style-name="P1">| root@localhost | Update Student RecordStephenPrevious Class:6Present Class7 <text:s text:c="2"/>|</text:p>
      <text:p text:style-name="P1">| root@localhost | Update Student RecordBobPrevious Class:7Present Class8 <text:s text:c="6"/>|</text:p>
      <text:p text:style-name="P1">| root@localhost | Update Student RecordStevenPrevious Class:8Present Class9 <text:s text:c="3"/>|</text:p>
      <text:p text:style-name="P1"><text:soft-page-break/>| root@localhost | Update Student RecordAlexanderPrevious Class:7Present Class8 |</text:p>
      <text:p text:style-name="P1">+----------------+--------------------------------------------------------------+</text:p>
      <text:p text:style-name="P1">4 rows in set (0.00 sec)</text:p>
      <text:p text:style-name="P1"/>
      <text:p text:style-name="P1">mysql&gt; select * from studentss;</text:p>
      <text:p text:style-name="P1">+----+-----------+-------+---------------------+</text:p>
      <text:p text:style-name="P1">| id | name <text:s text:c="5"/>| class | email_id <text:s text:c="11"/>|</text:p>
      <text:p text:style-name="P1">+----+-----------+-------+---------------------+</text:p>
      <text:p text:style-name="P1">| <text:s/>1 | Stephen <text:s text:c="2"/>| <text:s text:c="4"/>7 | stephen@gmail.com <text:s text:c="2"/>|</text:p>
      <text:p text:style-name="P1">| <text:s/>2 | Bob <text:s text:c="6"/>| <text:s text:c="4"/>8 | bob@gmail.com <text:s text:c="6"/>|</text:p>
      <text:p text:style-name="P1">| <text:s/>3 | Steven <text:s text:c="3"/>| <text:s text:c="4"/>9 | steven@gmail.com <text:s text:c="3"/>|</text:p>
      <text:p text:style-name="P1">| <text:s/>4 | Alexander | <text:s text:c="4"/>8 | alexander@gmail.com |</text:p>
      <text:p text:style-name="P1">+----+-----------+-------+---------------------+</text:p>
      <text:p text:style-name="P1">4 rows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2:07:51.701865431</meta:creation-date>
    <dc:date>2024-04-05T12:08:24.956524007</dc:date>
    <meta:editing-duration>PT33S</meta:editing-duration>
    <meta:editing-cycles>1</meta:editing-cycles>
    <meta:document-statistic meta:table-count="0" meta:image-count="0" meta:object-count="0" meta:page-count="2" meta:paragraph-count="58" meta:word-count="339" meta:character-count="2692" meta:non-whitespace-character-count="2206"/>
    <meta:generator>LibreOffice/5.1.6.2$Linux_X86_64 LibreOffice_project/10m0$Build-2</meta:generator>
  </office:meta>
</office:document-meta>
</file>